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 fo:min-height="12.055cm" fo:min-width="12.074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6.94cm" fo:min-width="8.126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7.425cm" fo:min-width="5.83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17.399cm" svg:x="1.889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3.716cm" svg:height="11.43cm" svg:x="3.794cm" svg:y="5.57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2" draw:layer="layout" svg:width="10.414cm" svg:height="10.033cm" svg:x="5.572cm" svg:y="5.953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frame draw:style-name="gr4" draw:text-style-name="P3" draw:layer="layout" svg:width="1.103cm" svg:height="0.848cm" svg:x="10.184cm" svg:y="3.921cm">
          <draw:text-box>
            <text:p>A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20:23:11.608621459</meta:creation-date>
    <dc:date>2018-10-15T20:33:29.514876527</dc:date>
    <meta:editing-duration>PT7S</meta:editing-duration>
    <meta:editing-cycles>1</meta:editing-cycles>
    <meta:document-statistic meta:object-count="4"/>
    <meta:generator>LibreOffice/6.0.3.2$Linux_X86_64 LibreOffice_project/00m0$Build-2</meta:generator>
  </office:meta>
</office:document-meta>
</file>